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T1" style:family="text">
      <style:text-properties fo:font-style="italic" style:font-style-asian="italic" style:font-style-complex="italic"/>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escription of the Bellman's GAP Repository: Fold-Grammars</text:h>
      <text:p text:style-name="Standard"/>
      <text:p text:style-name="Standard">Bellman's GAP is a domain specific language and compiler for dynamic programming over sequence data. It's name is derived from “Bellman's Principle of Optimality, Grammars, Algebras, and Products”.</text:p>
      <text:p text:style-name="Standard">A Bellman's GAP repository is an archive of re-usable modules.</text:p>
      <text:p text:style-name="Standard"/>
      <text:p text:style-name="Standard">Repositories are provided for code sharing. If you have modules to share, write to <text:s/>Stefan Janssen &lt;stefan.janssen@uni-bielefeld.de&gt;</text:p>
      <text:p text:style-name="Standard"/>
      <text:p text:style-name="Standard">A typical program in Bellman's GAP contains four elements:</text:p>
      <text:list xml:id="list35195590" text:style-name="L1">
        <text:list-item>
          <text:p text:style-name="P1">a <text:span text:style-name="T2">signature</text:span>, defining functions available in grammars which must be implemented in algebras,</text:p>
        </text:list-item>
        <text:list-item>
          <text:p text:style-name="P1">one or more <text:span text:style-name="T3">algebras</text:span>, evaluating a candidate from the search space and applying the objective function,</text:p>
        </text:list-item>
        <text:list-item>
          <text:p text:style-name="P1">one or more <text:span text:style-name="T3">grammars</text:span>, defining a search space of solution caniddates</text:p>
        </text:list-item>
        <text:list-item>
          <text:p text:style-name="P1">one or more executable program <text:span text:style-name="T3">instances</text:span>, combining a grammar with a product of algebras.</text:p>
        </text:list-item>
      </text:list>
      <text:p text:style-name="Standard"/>
      <text:h text:style-name="Heading_20_2" text:outline-level="2">Naming conventions</text:h>
      <text:p text:style-name="Standard">Although GAP-L (Bellman's GAP language) allows arbitrary names, i.e. they must match the regular expression [A-Z_a-z][A-Z_a-z0-9]*, for signatures, algebras and grammars, we restrict ourselves for a better reading to the following naming convention:</text:p>
      <text:list xml:id="list35185323" text:style-name="L2">
        <text:list-item>
          <text:p text:style-name="P2">signature names start with the prefix “sig_”</text:p>
        </text:list-item>
        <text:list-item>
          <text:p text:style-name="P2">algebra names start with the prefix “alg_”</text:p>
        </text:list-item>
        <text:list-item>
          <text:p text:style-name="P2">grammar names start with the prefix “gra_”</text:p>
          <text:list>
            <text:list-item>
              <text:p text:style-name="P2">for large grammars, sub-fragments are outsourced in files starting with “grapart_”</text:p>
            </text:list-item>
          </text:list>
        </text:list-item>
      </text:list>
      <text:p text:style-name="Standard">We don't have a naming convention for instances, since they appear in a program just once.</text:p>
      <text:p text:style-name="Standard"/>
      <text:p text:style-name="Standard">Names and file extensions for source code files can be chosen freely, but we prefer to use “.gap” for the file extension. Furthermore, if we split components of our program, we use the prefixes for the filenames as well.</text:p>
      <text:h text:style-name="Heading_20_2" text:outline-level="2">Repository contentof Fold-Grammars</text:h>
      <text:p text:style-name="Standard">This repository is a collection of components (algebras, grammars, …) for dynamic programming problems covering RNA secondary structure predictions. It covers the fields of:</text:p>
      <text:list xml:id="list35198307" text:style-name="L3">
        <text:list-item>
          <text:p text:style-name="P3">single structure prediction (similar to RNAfold),</text:p>
        </text:list-item>
        <text:list-item>
          <text:p text:style-name="P3">prediction of structures for alignments (similar to RNAalifold) [filenames with “ali_”], </text:p>
        </text:list-item>
        <text:list-item>
          <text:p text:style-name="P3">sequence structure evaluation (similar to RNAeval) [filenames with “eval_”] ,</text:p>
        </text:list-item>
        <text:list-item>
          <text:p text:style-name="P3">abstract shape analysis (similar the RNAshapes) and HIshapes, and</text:p>
        </text:list-item>
        <text:list-item>
          <text:p text:style-name="P3">pseudoknot prediction (similar to pknotsRG and pKiss) [filenames with “pknot_”].</text:p>
          <text:p text:style-name="P3"/>
        </text:list-item>
      </text:list>
      <text:p text:style-name="Standard">To capture different handling of dangling bases <text:s/>implemented in various programs, we provide the four different grammars (for details see <text:s/>the article “Lost in Foldingspace? ...” (LINK) Compared to the supplementary file of that paper, we refined the grammars a little for more comfortable support of dangling bases. This does not change their folding space. We also introduced filters for maximal loop length for bulges to be closer to the Vienna RNA package, the only difference is, that the size of both <text:soft-page-break/>unpaired regions of internal loops may not exceed 30 bases in Vienna RNA; we allow up to 30 bases on each side.)</text:p>
      <text:list xml:id="list35176203" text:style-name="L4">
        <text:list-item>
          <text:p text:style-name="P4">“nodangle” (no energy contributions of dangling bases at all),</text:p>
        </text:list-item>
        <text:list-item>
          <text:p text:style-name="P4">“overdangle” (available or not, bases next to a stem always dangle from both sides to this stem),</text:p>
        </text:list-item>
        <text:list-item>
          <text:p text:style-name="P4">“microstate” (by increasing the search space a lot, best of all four possibilities for dangling onto a stem is selected. OK for MFE computations, but wrong for probabilistic analyses) and</text:p>
        </text:list-item>
        <text:list-item>
          <text:p text:style-name="P4">“macrostate” (unambiguous handling of dangling bases, i.e. no search space inflation and dangling only available bases onto a stem. Violating Bellman's principle of optimality for MFE computations, but correct for probabilistic analyses by using a four component vector, instead of a single partition function value. This component trick is the reason for some special algebra versions for macrostate.)</text:p>
        </text:list-item>
      </text:list>
      <text:h text:style-name="Heading_20_2" text:outline-level="2">Repository structure</text:h>
      <text:p text:style-name="Text_20_body">We massively use GAP-L's functionality of including source code fragments to maintain a clear structure of available components. Another advantage is the re-usability of components if they share the same signature. </text:p>
      <text:h text:style-name="Heading_20_3" text:outline-level="3">Signatures/</text:h>
      <text:p text:style-name="Text_20_body">The following signatures are available in the subdirectory “Signatures”:</text:p>
      <text:list xml:id="list35203112" text:style-name="L5">
        <text:list-item>
          <text:p text:style-name="P5">sig_foldrna.gap: for RNA structure predictions without pseudoknots. This signature comprises functions for all four types of grammars (nodangle, overdangle, microstate and macrostate). Thus, it is possible to interchange most of the algebras, only those regarding different dangling effects must be specialized versions. A mild disadvantage is a number of warnings “unused signature symbols” if we compile programs with grammars that do not use all of those functions, which is the case for nodangle, overdangle and microstate. The signature is general enough to handle single sequence or alignment inputs for structure prediction tasks.</text:p>
        </text:list-item>
        <text:list-item>
          <text:p text:style-name="P5">sig_eval_foldrna.gap: The problem of evaluating the free energy of a given primary RNA sequence and secondary structure becomes a two track application. The first track reads the sequence, the second track the structure. To inform GAP-C (Bellman's GAP compiler) about the ordering of the tracks we need this specialized signature, although the grammar structure remains the same. A further specialty for this problem is that we always read the same number of terminal symbols in both tracks, thus we would not need separate moving bounderies for both tracks. Unfortunately, GAP-C doesn't recognize this and we have to manually adapt the generated code to gain efficient programs.</text:p>
        </text:list-item>
        <text:list-item>
          <text:p text:style-name="P5">sig_pknot_foldrna.gap: As long as GAP-L does not support extension of signatures, we provide a separate signature for RNA predictions including pseudoknots (for the two classes of pknotsRG and pKiss). Furthermore, to handle dangling bases, we need a mechanism to address the inward partners of the terminal pseudoknot stems. In our case, this mechanism is an answer tuple for some of the signature functions. Thus, besides the normal sort “comp”, we need a second “sort”, called “compKnot”.</text:p>
        </text:list-item>
      </text:list>
      <text:h text:style-name="Heading_20_3" text:outline-level="3">Grammars/</text:h>
      <text:p text:style-name="Text_20_body">The following grammars uses one of the three previously described signatures to span a search space:</text:p>
      <text:list xml:id="list35178869" text:style-name="L6">
        <text:list-item>
          <text:p text:style-name="P6">gra_nodangle.gap: This grammar captures Stefan Wuchty's ideas of describing all possible, <text:soft-page-break/>nested, secondary structures for a given RNA sequence in a non-redundant way. Dangling bases are not considered. Each hairpin must have at least three unpaired bases in its loop. Bulge loops are restricted to have at most 30 unpaired bases. Both unpaired regions of an internal loop are restricted to a maximal size of 30 bases (in the Vienna package, the <text:span text:style-name="T1">sum</text:span> of both regions might not exceed 30 bases). Lonely base-pairs are not allowed (option --noLP in the Vienna package).</text:p>
        </text:list-item>
        <text:list-item>
          <text:p text:style-name="P6">gra_overdangle.gap: Is essentially a copy of gra_nodangle.gap, but we want to keep names clear. The difference stems from different MFE or partition function algebras, not different grammars.</text:p>
        </text:list-item>
        <text:list-item>
          <text:p text:style-name="P6">gra_microstate.gap: Compared to gra_nodangle.gap, each terminal base-pair of a stem is now considered to be dangled onto it in four different ways: not at all (drem), only upstream neighboring base dangles (edl), only downstream neighboring base dangles (edr) or upstream and downstream neighboring bases dangle both (edlr). The same holds for stems within multiloops: ml, mldl, mldr, mldlr. While this is conceptional clean, it inflates the search space and makes the grammar semantically ambiguous regarding the Vienna-Dot-Bracket notation.</text:p>
        </text:list-item>
        <text:list-item>
          <text:p text:style-name="P6">gra_macrostate.gap: A much more elaborate grammar to enumerate the same structures as gra_nodangle.gap, but - in principle – in an semantically unambiguous way regarding the Vienna-Dot-Bracket notation. Practically, it violates Bellman's principle of optimality when used for MFE computations, but which delivers correct results for a probabilistic analysis by using a four component answer tuple.</text:p>
        </text:list-item>
        <text:list-item>
          <text:p text:style-name="P6">gra_macrostate_centers.gap: A shape analysis is position unspecific. If a sequence forms a hairpin at its very beginning or at its end, both alternatives are tied to the same shape: [] For some applications it is necessary to track the positions of the centers of hairpins, bulges, internal loops or multiloops. See “Abstract folding space analysis based on helices” (LINK)for details. This grammar is a specialized version of gra_macrostate.gap for the computation of the probability of hairpin centers. In order to do so, the search space must be extended, such that a structure has exactly one and only one tagged hairpin, whilst all other hairpins remain the same. The only exception is the open structure with no hairpin at all. Since we need two types of algebra functions for hairpins (hl and hlTag) we also need special signatures and algebras, which are contained in the file macrostateCenter.gap</text:p>
        </text:list-item>
        <text:list-item>
          <text:p text:style-name="P6">gra_eval_nodangle.gap: Evaluating the energy for given sequence <text:span text:style-name="T3">and</text:span><text:span text:style-name="T4"> structure becomes a two track problem. The concept is identical to gra_nodangle.gap but now we need two track terminal parses like &lt;BASE, CHAR('.')&gt; for an arbitrary nucleotide that shall remain unpaired. Currently, GAP-C is not able to handle a terminal parser for a specific character (CHAR('.')) within the multitrack context, thus we use the non-terminals isBase, isOpen and isClose.<text:line-break/>The “samesize” filter guarantees that the same number of characters is parsed on both tracks, but it does not yield optimized code. We can dramatically increase speed if we manually modify loops in the generated code, i.e. one loop is completely unnecessary.</text:span></text:p>
        </text:list-item>
        <text:list-item>
          <text:p text:style-name="P6">gra_locomotif_microstate.gap: The program Locomotif is a graphical editor, letting you literally draw your favorite RNA motif, and converts this drawing into a highly specialized grammar, which lo longer enumerates the complete folding space, but only those parts defined by your drawing. gra_locomotif_microstate.gap serves as a prototype grammar for those mechanism and also includes pseudoknots of classes pknotsRG and pKiss. It uses the microstate way to cope with dangling bases. The pseudoknot components are outsourced into the grammar fragments</text:p>
          <text:list>
            <text:list-item>
              <text:p text:style-name="P6">grapart_pkinnars.gap for the free folding parts of pknotsRG knots</text:p>
            </text:list-item>
            <text:list-item>
              <text:p text:style-name="P6">grapart_pknotsrg.gap for the index hacking for pknotsRG knots (pseudoknots cannot be <text:soft-page-break/>modeled by tree grammars in principal, thus we take a subword an manually subdivide it into necessary parts)</text:p>
            </text:list-item>
            <text:list-item>
              <text:p text:style-name="P6">grapart_pkissA.gap for free folding parts and strategy A for knots of type pKiss.</text:p>
            </text:list-item>
          </text:list>
        </text:list-item>
      </text:list>
      <text:h text:style-name="Heading_20_3" text:outline-level="3">Algebras/</text:h>
      <text:p text:style-name="Text_20_body">Spanning a search space with a grammar is useless unless we evaluate (and select) the candidates with an algebra. The following algebras are available and solve many of the known and elsewhere implemented RNA related problems. Due to the power and re-usability of algebra products simple combination of existing algebras might easily solve new emerging problems. We describe in the following the toolbox of our algebras:</text:p>
      <text:list xml:id="list35204880" text:style-name="L7">
        <text:list-item>
          <text:p text:style-name="P7">Dot-Bracket strings (subdirectory “DotBracket/”):</text:p>
          <text:list>
            <text:list-item>
              <text:p text:style-name="P7">alg_dotBracket.gap: produces the Vienna-Dot-Bracket string for a candidate. An unpaired base is represented by a single dot “.”, whilst pairing nucleotides are written with round brackets, “(“ for the opening partner and “)” for the closing partner. Choice function is either <text:span text:style-name="T1">identity</text:span> or for ambiguous grammars like microstate <text:span text:style-name="T1">unique</text:span>.</text:p>
            </text:list-item>
            <text:list-item>
              <text:p text:style-name="P7">alg_pknot_dotBracket.gap: is a copy of alg_dotBracket.gap, but extended to also cover pseudoknots. To unambiguously print crossing base-pairs we need further types of pairs. Thus, the alpha helix of a pseudoknot is represented by “[“ and “]”; beta helix by “{“ and “}” and gamma helix (only for pKiss) by “&lt;” and “&gt;”. </text:p>
            </text:list-item>
            <text:list-item>
              <text:p text:style-name="P7">alg_ali_dotBracket.gap: is a special version of alg_dotBracket.gap for alignments as input instead of a single sequence. The only difference is the type for the alphabet, i.e. the terminal parser. It would be nice to just exchange the type via a type synonym, but currently GAP-C is not able to.</text:p>
            </text:list-item>
            <text:list-item>
              <text:p text:style-name="P7">alg_eval_dotBracket.gap: reproduces the structure input and thus is needless, but at least it is good for sanity check.</text:p>
            </text:list-item>
          </text:list>
        </text:list-item>
        <text:list-item>
          <text:p text:style-name="P7">Minimum free energy (subdirectory “MFE/”):</text:p>
          <text:list>
            <text:list-item>
              <text:p text:style-name="P7">alg_mfe.gap: evaluates the free energy of a candidate and selects the minimal one from. It uses a GAP internal interface to the Vienna energy values, which are provided by the Turner Group. By default, these values are hard coded but can be replaced with a file, provided via the parameter -P. Default temperature is 37 centigrade, but can be changes via parameter -T, as in the Vienna-Package.</text:p>
            </text:list-item>
            <text:list-item>
              <text:p text:style-name="P7">alg_mfe_macrostate.gap: the same as alg_mfe.gap, but with a four-tuple as answer type. Unfortunately, this algebra violates Bellman's Principle of Optimality. For details and an example have a look at the file.</text:p>
            </text:list-item>
            <text:list-item>
              <text:p text:style-name="P7">alg_pknot_mfe.gap: the same as <text:s/>alg_mfe.gap, but extended to algebra-functions for pseudoknots</text:p>
            </text:list-item>
            <text:list-item>
              <text:p text:style-name="P7">alg_ali_mfe.gap: similar to alg_mfe.gap, but the free energy for a structural motif is now the sum of the energies for this motif for all subsequences in the alignment. This is realized by a for-loop, which iterates over the rows of the alignment. Due to gaps, the situation becomes more complicated, because the motifs might change between the alignment rows, e.g. a left bulge loop might become a stem, if all bases of the loop are gaps for a specific alignment row. An internal-loop might transform into a bulge or a stem, an hairpin can have zero bases <text:soft-page-break/>in it's loop, … All those cases are hidden within the interface to the energy parameters.</text:p>
            </text:list-item>
            <text:list-item>
              <text:p text:style-name="P7">alg_ali_mfe-macrostate.gap: again is a four tuple version of alg_ali_mfe.gap for the grammar macrostate.</text:p>
            </text:list-item>
            <text:list-item>
              <text:p text:style-name="P7">alg_eval_mfe.gap: is a two track version of alg_mfe.gap for the application with Grammars/gra_eval_nodangle.gap. It was mainly used for testing the energy parameters interface and thus contains some debug messages.</text:p>
            </text:list-item>
          </text:list>
        </text:list-item>
        <text:list-item>
          <text:p text:style-name="P7">Partition function or Boltzmann weighted energies (subdirectory “Pfunc/”):</text:p>
          <text:list>
            <text:list-item>
              <text:p text:style-name="P7">alg_pfunc.gap: computes the partition function value for a candidate. Choice function is sum, to add up all individual partition function values. Let x be the free energy of a structure, R the universal gas constant, T the temperature in Kelvin then the partition function value is exp(-x/R*T). One could say, partition function is “just” a scaling of free energy. The function mk_pf() does this scaling. To avoid overflows the partition function values are scaled by the number of bases in the input sequence, i.e. the number of bases in a substructure; function scale(). The energy values themselves are identical to MFE algebras, but they are multiplied instead of summed.<text:line-break/>The probability of a structure is its partition function value divided by the sum of the partition function values of all structures in the search space.</text:p>
            </text:list-item>
            <text:list-item>
              <text:p text:style-name="P7">alg_pfunc_macrostate.gap: a special version of alg_pfunc.gap to deal with the four-tuple answer type. With a clever way to pass the according values to and from the substructures, it is possible to exactly and correctly compute unambiguous partition function values for the four way dangling model.<text:line-break/>Some of the special functionality is externalized in the file “pfunc_answer_macrostate.hh”, e.g. the datatype for the answer-tuple, the scaling, …</text:p>
            </text:list-item>
            <text:list-item>
              <text:p text:style-name="P7">alg_pknot_pfunc.gap: we also provide a partition function value algebra for structures including pseudoknots, although results can in principle not be correct. The reason is, that our way of computing pseudoknots is heuristic. We only deal with canonical representative pseudoknotted structures, which stand for a whole class of pseudoknotted structures. Thus we will always miss a part of the search space. The other reason is, that we don't have a grammar like macrostate for pseudoknots, which deal with dangling for pseudoknots in the correct four-way manner. <text:line-break/>alg_pknot_pfunc.gap is an extension of alg_pfunc.gap for the pseudoknot specific algebra-functions.</text:p>
            </text:list-item>
          </text:list>
        </text:list-item>
        <text:list-item>
          <text:p text:style-name="P7">Shapes (subdirectory “Shapes/”):</text:p>
          <text:list>
            <text:list-item>
              <text:p text:style-name="P7">alg_shapes.gap: Shapes are an abstraction of the concrete Vienna-Dot-Bracket string to the – as we think – most important features of an RNA structure. They come in five different levels, where 5 is the most abstract and 1 the most concrete level. All levels abstract from length and position. For a definition of the levels, see MASTER<text:line-break/>The file contains five algebras, one for each level. It starts with level 5 and uses the inheritance system of GAP-L to keep the effort of defining the other levels as small as possible. For efficiency reasons we use the special “shape” (in the file “shape_t” is a type synonym for “shape”) data type with a very limited alphabet, i.e. just “[“, “]” and “_”. The advantage of a small alphabet becomes obvious if we have to use a hash of very many different shapes.</text:p>
            </text:list-item>
            <text:list-item>
              <text:p text:style-name="P7">alg_hishapes.gap: some applications require a position specific type of shapes (see Jiabin <text:soft-page-break/>Hung). Jiabin Huang defined three level of position specific shapes, called helix center shapes (hishapes). The center of a helix is the middle position of the unpaired loop region. For odd regions, the position can be x.5.<text:line-break/>alg_hishape_h accounts only for centers in hairpin loops.<text:line-break/>alg_hishape_m records centers for multiloops in addition to the hairpin loop centers.<text:line-break/>alg_hishape_b extends alg_hishape_m by also recording centers for bulges and internal loops.</text:p>
            </text:list-item>
            <text:list-item>
              <text:p text:style-name="P7">alg_ali_shapes.gap: for the same reason as for alg_ali_dotBracket.gap, we need a separate version of the shape algebra for alignments.</text:p>
            </text:list-item>
            <text:list-item>
              <text:p text:style-name="P7">alg_ali_hishapes.gap: again, an alignment special version of alg_hishapes.gap.</text:p>
            </text:list-item>
            <text:list-item>
              <text:p text:style-name="P7">alg_shapes_rope.gap: is identical to alg_shapes.gap, but uses the “Rope” data type instead of “shape”. This is useful to test hash key generation or develop further shape levels with more than the three characters.</text:p>
            </text:list-item>
          </text:list>
        </text:list-item>
        <text:list-item>
          <text:p text:style-name="P7">alg_basepairMax.gap: the first RNA folding algorithm by Ruth Nussinov used the maximal number of base pairs as optimization function. This algebra computes exactly these values and maximizes over all of them.</text:p>
        </text:list-item>
        <text:list-item>
          <text:p text:style-name="P7">alg_count_id.gap: creating an algebra that counts the number of candidates in the search space is generic and is usually done by GAP-C with the line: “auto alg_count auto count;”. Should you want to play around with stochastical backtracing (aka. Sampling) you need an identity function. The generated count algebra always uses “sum” as choice function and you cannot extend the auto generated algebra in order to overwrite the choice function. GAP-C actually crashes with a segmentation fault.</text:p>
        </text:list-item>
        <text:list-item>
          <text:p text:style-name="P7">alg_ali_consensus.gap: given an alignment, this algebra computes a consensus sequence. It simply is the most frequent character at each position. Should several different characters appear with maximal frequency they are sorted according to the GAP-L internal enumeration construct, which currently is enum base_t { N_BASE, A_BASE, C_BASE, G_BASE, U_BASE, GAP_BASE };, and the first is selected.<text:line-break/><text:bookmark-start text:name="__DdeLink__119_1639013473"/>The real magic is externalized in the file “alifold.hh”.<text:bookmark-end text:name="__DdeLink__119_1639013473"/></text:p>
        </text:list-item>
        <text:list-item>
          <text:p text:style-name="P7">alg_ali_mis.gap: Computes the 'most informative sequence' (Freyhult et al 2004). Elements in alignment columns with frequency greater than the background frequency are projected into iupac notation. Columns where gaps are over-represented are in lower case.<text:line-break/>The real magic is externalized in the file “alifold.hh”.</text:p>
        </text:list-item>
      </text:list>
      <text:h text:style-name="Heading_20_3" text:outline-level="3">Main files</text:h>
      <text:p text:style-name="Text_20_body">At the root directory are all the “main” GAP-L files for the actual application of an algebra(product) to a grammar and an input. They mainly contain the declaration of instances, inclusion of code fragments like signatures, grammars and algebras and import statements for external functionality, found in *.hh files.</text:p>
      <text:p text:style-name="Text_20_body">Some exceptions are:</text:p>
      <text:list xml:id="list35206680" text:style-name="L8">
        <text:list-item>
          <text:p text:style-name="P8">overdangle.gap and ali_overdangle.gap: they overwrite the mfe and partition function algebra-functions drem and ml to realize the overdangling instead of nodangling.</text:p>
        </text:list-item>
        <text:list-item>
          <text:p text:style-name="P8">MacrostateCenter.gap: previously we mentioned the need for computing the probability of hairpins. To do so, the signature must be extended by one algebra-function, which is <text:soft-page-break/>unfortunately impossible by heritage within GAP-L. Thus, we need special signature, algebras and grammars. The later is externalized in the file Grammars/gra_macrostate_centers.gap.</text:p>
        </text:list-item>
        <text:list-item>
          <text:p text:style-name="P8">structure2shape.gap: often it is necessary to convert a Vienna-Dot-Bracket string into a shape string. This can be done with this file, but it is very inefficient to do within ADP – compared to other parser techniques.</text:p>
        </text:list-item>
      </text:list>
      <text:h text:style-name="Heading_20_3" text:outline-level="3">RNApackage</text:h>
      <text:p text:style-name="Text_20_body">Is a very preliminary and incomplete attempt to automatically build numerous instances and tie them together with an command line interface with the aim to distribute our software. You should not use any of those files ;-)</text:p>
      <text:h text:style-name="Heading_20_3" text:outline-level="3">Tests</text:h>
      <text:p text:style-name="Text_20_body">This directory contains a test framework, stolen from Georg Sauthoff, to run some regression tests for the software in this repository. The “truth” is delivered in form of files in the subdirectory “Truth/”, which are outputs of controlled previous runs, which hopefully were correct. </text:p>
      <text:p text:style-name="Text_20_body">The file “config” lists all available tests. To run them, go into the Tests directory and type “ksh run.sh ../Truth”. You also find some Perl scripts, which I used to check consistency to the Vienna-Package.</text:p>
      <text:p text:style-name="Text_20_body">All our grammars do not support lonely base-pairs, because we don't think that they should be considered for stable structures. Furthermore there are no associated energy parameters for them. Should you still want to see structures with lonely base-pairs in your search space, you could easily modify the rule “strong = sr(BASE, weak, BASE) with basepair # h” to just “strong = weak # h”. To do this automatically, run the script “makeLPgrammars.pl” with parameter “generate” and have a look at all the new *.autoLP files in the root directory and the Grammars directory. </text:p>
      <text:h text:style-name="Heading_20_3" text:outline-level="3">*.hh files</text:h>
      <text:p text:style-name="Text_20_body">We need a lot of functionality, which is not part of Bellman's GAP. These functions come via the *.hh files, and must be imported to the GAP-L main files. Unfortunately, imports are only possible at the beginning of a program, thus we cannot import a *.hh file from within an specific algebra file, even if its functions are only used in this algebra. Importing from different subdirectories is impossible as well. So it gets a bit crowded in the root directory.</text:p>
      <text:list xml:id="list35182100" text:style-name="L9">
        <text:list-item>
          <text:p text:style-name="P9">stacklen.hh: for pseudoknots, we need a canonicalization to accomplish an acceptable polynomial runtime. One of these canonicalizations is the assumption, that a stem of a pseudoknot must be of maximal length and cannot have interruptions like bulges or internal-loops. The (energetically) best stems for subwords i,j are precomputed in n^2 with the function “stacklen”.</text:p>
        </text:list-item>
        <text:list-item>
          <text:p text:style-name="P9">singlefold.hh: a little hack to save code duplication. The only difference between a grammar for single sequence input and alignment input is the base-pairing filter. We use the special “basepair” function, which does different things for both input types. For the single sequence input it just calls the GAP build-in basepairing filter.</text:p>
        </text:list-item>
        <text:list-item>
          <text:p text:style-name="P9">pKiss_tables.hh: strategy B for computing kissing hairpins (see pKiss) needs three dimensional tables, which are not part of GAP. This file provides them as external functionality.</text:p>
        </text:list-item>
        <text:list-item>
          <text:p text:style-name="P9"><text:soft-page-break/>pKiss_extras.hh: pKiss is based on the idea of overlaying two “normal” pknotsRG pseudoknots to build one kissing hairpin. This makes it necessary to access the previously computed “normal” pseudoknots within the index hacking rule of overlaying two of them.</text:p>
        </text:list-item>
        <text:list-item>
          <text:p text:style-name="P9">Pkenergy.hh: holds special pseudoknot related energy values, which are not part of the energy parameters of the Vienna-Package. It also defines the minimal pseudoknot stem length size and provides a specialized alphabet for a dot-bracket algebra to speed up hashing.</text:p>
        </text:list-item>
        <text:list-item>
          <text:p text:style-name="P9">pfunc_filter_foldrna.hh: complete probabilistic shape analysis (see 2006) has to deal with the huge number of shape classes for an RNA sequence. Many of those classes contain only very few structures, which furthermore have only a low partition function value and thus hardly contribute to the overall partition function value. While violating Bellman's Principle of Optimality, filtering out low probability shape classes at the beginning of the computation yields surprisingly good results and is a significant speed up. Default threshold is e^-6.<text:line-break/>You can use this filter when defining an instance, via “suchthat pfunc_filter” for alg_shapeX * alg_pfunc products or “suchthat pfunc_filter_allPP” for (alg_shapeX * (alg_mfe % alg_pfunc)) * alg_dotBracket” products. Unfortunately, the filter depends on the concrete answer tuple of the product, thus it is not very generic.</text:p>
        </text:list-item>
        <text:list-item>
          <text:p text:style-name="P9">pfunc_filter_macrostate.hh: the same as pfunc_filter_foldrna.hh, but for the more complicated four-tuple answer type for the macrostate grammar.</text:p>
        </text:list-item>
        <text:list-item>
          <text:p text:style-name="P9">pfunc_answer_macrostate.hh: provides the four-tuple for macrostate partition function computations, plus some more functions to sort out the partition values during the computation.</text:p>
        </text:list-item>
        <text:list-item>
          <text:p text:style-name="P9">mferange.hh: suboptimal enumeration of structures, sorted by their free energy, up to a special energetic threshold, which is either an absolute difference in kcal/mol to the MFE or an percentage of allowed deviation to MFE. One of the most basic functions of RNA folding, but not included in standard GAP. </text:p>
        </text:list-item>
        <text:list-item>
          <text:p text:style-name="P9">alifold.hh: provides functions to pre-compute covariance of the alignment columns, defines a special answer pair to keep energy- and covariance- parts separately, defines the basepair filter and provides functions to compute a consensus- or most informative sequence.</text:p>
        </text:list-item>
      </text:list>
      <text:h text:style-name="Heading_20_2" text:outline-level="2">Prerequisites</text:h>
      <text:p text:style-name="Text_20_body">Prerequisites for compiling an Instance are:</text:p>
      <text:list xml:id="list35190372" text:style-name="L10">
        <text:list-item>
          <text:p text:style-name="P10">the Bellmans GAP compiler: <text:a xlink:type="simple" xlink:href="http://www.gapc.eu/">http://www.gapc.eu/</text:a> DAS BIBISERV DIRECTORY</text:p>
        </text:list-item>
        <text:list-item>
          <text:p text:style-name="P10">Since Bellmans GAP compiler produces C++ target code, you need an C++ compiler. </text:p>
        </text:list-item>
        <text:list-item>
          <text:p text:style-name="P10">We recommend "g++" and "make"</text:p>
        </text:list-item>
        <text:list-item>
          <text:p text:style-name="P10">some editor to optionally modify the program.</text:p>
        </text:list-item>
      </text:list>
      <text:h text:style-name="Heading_20_2" text:outline-level="2">How to compile an instance</text:h>
      <text:p text:style-name="Text_20_body">Let us assume you want to build a program, which computes the best minimal free energy secondary structure, i.e. its energy value in kcal/mol plus its Vienna Dot Bracket representation for the NoDangle grammar:</text:p>
      <text:list xml:id="list35196421" text:style-name="L11">
        <text:list-item>
          <text:p text:style-name="P11">enter any console and cd to our repository</text:p>
        </text:list-item>
        <text:list-item>
          <text:p text:style-name="P11">generate C++ target code with Bellmans GAP compiler for the predefined instance "mfepp" by <text:soft-page-break/>typing: "gapc -i mfepp -t nodangle.gap"</text:p>
        </text:list-item>
        <text:list-item>
          <text:p text:style-name="P11">compile the generated target code via "make -f out.mf"</text:p>
        </text:list-item>
        <text:list-item>
          <text:p text:style-name="P11">use the new binary "./out ACUGACUAGCUAGUCGUUAC"</text:p>
        </text:list-item>
      </text:list>
      <text:p text:style-name="Text_20_body">See http://www.gapc.eu/faq.html for more information about Bellmans GAP compiler. BIBISERV</text:p>
      <text:h text:style-name="Heading_20_2" text:outline-level="2">Referenc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efan Janssen</meta:initial-creator>
    <meta:creation-date>2012-11-09T14:07:04</meta:creation-date>
    <dc:date>2012-11-14T15:42:44</dc:date>
    <dc:creator>unsitte von MSWord</dc:creator>
    <meta:editing-duration>PT06H59M15S</meta:editing-duration>
    <meta:editing-cycles>32</meta:editing-cycles>
    <meta:generator>StarOffice/9$Solaris_x86 OpenOffice.org_project/320m12$Build-9483</meta:generator>
    <meta:document-statistic meta:table-count="0" meta:image-count="0" meta:object-count="0" meta:page-count="9" meta:paragraph-count="114" meta:word-count="4016" meta:character-count="25571"/>
  </office:meta>
</office:document-meta>
</file>